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7.694cm" fo:margin-left="0.009cm" fo:margin-top="0cm" fo:margin-bottom="0cm" table:align="left" style:writing-mode="lr-tb"/>
    </style:style>
    <style:style style:name="Таблица1.A" style:family="table-column">
      <style:table-column-properties style:column-width="5.491cm"/>
    </style:style>
    <style:style style:name="Таблица1.B" style:family="table-column">
      <style:table-column-properties style:column-width="8.7cm"/>
    </style:style>
    <style:style style:name="Таблица1.C" style:family="table-column">
      <style:table-column-properties style:column-width="3.503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0.5pt solid #000000" style:writing-mode="lr-tb"/>
    </style:style>
    <style:style style:name="Таблица1.2" style:family="table-row">
      <style:table-row-properties style:min-row-height="4.068cm" fo:keep-together="auto"/>
    </style:style>
    <style:style style:name="Таблица1.4" style:family="table-row">
      <style:table-row-properties style:min-row-height="2.588cm" fo:keep-together="auto"/>
    </style:style>
    <style:style style:name="Таблица1.5" style:family="table-row">
      <style:table-row-properties style:min-row-height="2.379cm" fo:keep-together="auto"/>
    </style:style>
    <style:style style:name="Таблица1.6" style:family="table-row">
      <style:table-row-properties style:min-row-height="0.746cm" fo:keep-together="auto"/>
    </style:style>
    <style:style style:name="P1"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ru" fo:country="RU" style:letter-kerning="false" style:font-name-asian="Calibri1" style:font-size-asian="11pt" style:language-asian="en" style:country-asian="US" style:font-name-complex="F" style:font-size-complex="11pt" style:language-complex="ar" style:country-complex="SA"/>
    </style:style>
    <style:style style:name="P2"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ru" fo:country="RU" style:letter-kerning="false" style:font-name-asian="Calibri1" style:font-size-asian="11pt" style:language-asian="en" style:country-asian="US" style:font-name-complex="F" style:font-size-complex="11pt" style:language-complex="ar" style:country-complex="SA"/>
    </style:style>
    <style:style style:name="P3"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ru" fo:country="RU" style:letter-kerning="false" style:font-name-asian="Calibri1" style:font-size-asian="11pt" style:language-asian="en" style:country-asian="US" style:font-name-complex="F" style:font-size-complex="11pt" style:language-complex="ar" style:country-complex="SA"/>
    </style:style>
    <style:style style:name="P4" style:family="paragraph" style:parent-style-name="Standard">
      <style:paragraph-properties fo:margin-top="0cm" fo:margin-bottom="0cm" style:contextual-spacing="false" fo:line-height="100%" fo:text-align="justify" style:justify-single-word="false" fo:orphans="2" fo:widows="2" fo:text-indent="1.249cm" style:auto-text-indent="false"/>
      <style:text-properties style:font-name="Calibri" fo:font-size="11pt" fo:language="ru" fo:country="RU" style:letter-kerning="false" style:font-name-asian="Calibri1" style:font-size-asian="11pt" style:language-asian="en" style:country-asian="US" style:font-name-complex="F" style:font-size-complex="11pt" style:language-complex="ar" style:country-complex="SA"/>
    </style:style>
    <style:style style:name="P5"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2pt" fo:language="ru" fo:country="RU" style:letter-kerning="false" style:font-name-asian="Calibri1" style:font-size-asian="12pt" style:language-asian="en" style:country-asian="US" style:font-name-complex="Times New Roman1" style:font-size-complex="12pt" style:language-complex="ar" style:country-complex="SA"/>
    </style:style>
    <style:style style:name="P6" style:family="paragraph" style:parent-style-name="Standard">
      <style:paragraph-properties fo:margin-top="0cm" fo:margin-bottom="0cm" style:contextual-spacing="false" fo:line-height="100%" fo:text-align="end" style:justify-single-word="false" fo:orphans="2" fo:widows="2"/>
      <style:text-properties style:font-name="Times New Roman" fo:font-size="12pt" fo:language="en" fo:country="US" style:letter-kerning="false" style:font-name-asian="Calibri1" style:font-size-asian="12pt" style:language-asian="en" style:country-asian="US" style:font-name-complex="Times New Roman1" style:font-size-complex="12pt" style:language-complex="ar" style:country-complex="SA"/>
    </style:style>
    <style:style style:name="P7" style:family="paragraph" style:parent-style-name="Standard">
      <style:paragraph-properties fo:margin-top="0cm" fo:margin-bottom="0cm" style:contextual-spacing="false" fo:line-height="100%" fo:text-align="start" style:justify-single-word="false" fo:orphans="2" fo:widows="2"/>
      <style:text-properties style:font-name="Times New Roman" fo:font-size="12pt" fo:language="en" fo:country="US" style:letter-kerning="false" style:font-name-asian="Calibri1" style:font-size-asian="12pt" style:language-asian="en" style:country-asian="US" style:font-name-complex="Times New Roman1" style:font-size-complex="12pt" style:language-complex="ar" style:country-complex="SA"/>
    </style:style>
    <style:style style:name="P8" style:family="paragraph" style:parent-style-name="Standard">
      <style:paragraph-properties fo:margin-top="0cm" fo:margin-bottom="0cm" style:contextual-spacing="false" fo:line-height="100%" fo:text-align="justify" style:justify-single-word="false" fo:orphans="2" fo:widows="2"/>
      <style:text-properties style:font-name="Times New Roman" fo:font-size="10pt" fo:language="en" fo:country="US" style:letter-kerning="false" style:font-name-asian="Calibri1" style:font-size-asian="10pt" style:language-asian="en" style:country-asian="US" style:font-name-complex="Times New Roman1" style:font-size-complex="10pt" style:language-complex="ar" style:country-complex="SA"/>
    </style:style>
    <style:style style:name="P9" style:family="paragraph" style:parent-style-name="Standard">
      <style:paragraph-properties fo:margin-top="0cm" fo:margin-bottom="0cm" style:contextual-spacing="false" fo:line-height="100%" fo:text-align="justify" style:justify-single-word="false" fo:orphans="2" fo:widows="2"/>
      <style:text-properties style:font-name="Times New Roman" fo:font-size="14pt" fo:language="en" fo:country="US" style:letter-kerning="false" style:font-name-asian="Calibri1" style:font-size-asian="14pt" style:language-asian="en" style:country-asian="US" style:font-name-complex="Times New Roman1" style:font-size-complex="14pt" style:language-complex="ar" style:country-complex="SA"/>
    </style:style>
    <style:style style:name="P10" style:family="paragraph" style:parent-style-name="Standard">
      <style:paragraph-properties fo:margin-top="0cm" fo:margin-bottom="0cm" style:contextual-spacing="false" fo:line-height="100%" fo:text-align="start" style:justify-single-word="false" fo:orphans="2" fo:widows="2"/>
      <style:text-properties style:font-name="Times New Roman" fo:font-size="14pt" fo:language="en" fo:country="US" style:letter-kerning="false" style:font-name-asian="Calibri1" style:font-size-asian="14pt" style:language-asian="en" style:country-asian="US" style:font-name-complex="Times New Roman1" style:font-size-complex="14pt" style:language-complex="ar" style:country-complex="SA"/>
    </style:style>
    <style:style style:name="P11" style:family="paragraph" style:parent-style-name="Standard">
      <style:paragraph-properties fo:text-align="end" style:justify-single-word="false"/>
    </style:style>
    <style:style style:name="P12" style:family="paragraph" style:parent-style-name="Standard">
      <style:paragraph-properties fo:text-align="center" style:justify-single-word="false"/>
    </style:style>
    <style:style style:name="P13" style:family="paragraph" style:parent-style-name="Standard">
      <style:paragraph-properties fo:margin-top="0cm" fo:margin-bottom="0cm" style:contextual-spacing="false" fo:line-height="100%" fo:text-align="end" style:justify-single-word="false" fo:orphans="2" fo:widows="2"/>
      <style:text-properties style:font-name="Times New Roman" fo:font-size="12pt" fo:language="en" fo:country="US" style:letter-kerning="false" style:font-name-asian="Calibri1" style:font-size-asian="12pt" style:language-asian="en" style:country-asian="US" style:font-name-complex="Times New Roman1" style:font-size-complex="12pt" style:language-complex="ar" style:country-complex="SA"/>
    </style:style>
    <style:style style:name="P14" style:family="paragraph" style:parent-style-name="Standard">
      <style:paragraph-properties fo:margin-top="0cm" fo:margin-bottom="0cm" style:contextual-spacing="false" fo:line-height="100%" fo:text-align="start" style:justify-single-word="false" fo:orphans="2" fo:widows="2"/>
      <style:text-properties style:font-name="Times New Roman" fo:font-size="12pt" fo:language="en" fo:country="US" style:letter-kerning="false" style:font-name-asian="Calibri1" style:font-size-asian="12pt" style:language-asian="en" style:country-asian="US" style:font-name-complex="Times New Roman1" style:font-size-complex="12pt" style:language-complex="ar" style:country-complex="SA"/>
    </style:style>
    <style:style style:name="P15"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2pt" fo:language="ru" fo:country="RU" style:letter-kerning="false" style:font-name-asian="Calibri1" style:font-size-asian="12pt" style:language-asian="en" style:country-asian="US" style:font-name-complex="Times New Roman1" style:font-size-complex="12pt" style:language-complex="ar" style:country-complex="SA"/>
    </style:style>
    <style:style style:name="P16" style:family="paragraph" style:parent-style-name="Standard">
      <style:paragraph-properties fo:margin-top="0cm" fo:margin-bottom="0cm" style:contextual-spacing="false" fo:line-height="100%" fo:text-align="justify" style:justify-single-word="false" fo:orphans="2" fo:widows="2"/>
      <style:text-properties style:font-name="Times New Roman" fo:font-size="10pt" fo:language="en" fo:country="US" style:letter-kerning="false" style:font-name-asian="Calibri1" style:font-size-asian="10pt" style:language-asian="en" style:country-asian="US" style:font-name-complex="Times New Roman1" style:font-size-complex="10pt" style:language-complex="ar" style:country-complex="SA"/>
    </style:style>
    <style:style style:name="P17" style:family="paragraph" style:parent-style-name="Standard">
      <style:paragraph-properties fo:margin-top="0cm" fo:margin-bottom="0cm" style:contextual-spacing="false" fo:line-height="100%" fo:text-align="justify" style:justify-single-word="false" fo:orphans="2" fo:widows="2"/>
      <style:text-properties style:font-name="Times New Roman" fo:font-size="14pt" fo:language="en" fo:country="US" style:letter-kerning="false" style:font-name-asian="Calibri1" style:font-size-asian="14pt" style:language-asian="en" style:country-asian="US" style:font-name-complex="Times New Roman1" style:font-size-complex="14pt" style:language-complex="ar" style:country-complex="SA"/>
    </style:style>
    <style:style style:name="P18" style:family="paragraph" style:parent-style-name="Standard">
      <style:paragraph-properties fo:margin-top="0cm" fo:margin-bottom="0cm" style:contextual-spacing="false" fo:line-height="100%" fo:text-align="start" style:justify-single-word="false" fo:orphans="2" fo:widows="2"/>
      <style:text-properties style:font-name="Times New Roman" fo:font-size="14pt" fo:language="en" fo:country="US" style:letter-kerning="false" style:font-name-asian="Calibri1" style:font-size-asian="14pt" style:language-asian="en" style:country-asian="US" style:font-name-complex="Times New Roman1" style:font-size-complex="14pt" style:language-complex="ar" style:country-complex="SA"/>
    </style:style>
    <style:style style:name="P19" style:family="paragraph" style:parent-style-name="Standard">
      <style:text-properties style:font-name="Times New Roman" fo:font-size="9pt" fo:language="en" fo:country="US" style:font-size-asian="9pt" style:font-name-complex="Times New Roman1" style:font-size-complex="9pt"/>
    </style:style>
    <style:style style:name="P20"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ru" fo:country="RU" style:letter-kerning="false" style:font-name-asian="Calibri1" style:font-size-asian="11pt" style:language-asian="en" style:country-asian="US" style:font-name-complex="F" style:font-size-complex="11pt" style:language-complex="ar" style:country-complex="SA"/>
    </style:style>
    <style:style style:name="P21"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ru" fo:country="RU" style:letter-kerning="false" style:font-name-asian="Calibri1" style:font-size-asian="11pt" style:language-asian="en" style:country-asian="US" style:font-name-complex="F" style:font-size-complex="11pt" style:language-complex="ar" style:country-complex="SA"/>
    </style:style>
    <style:style style:name="P22"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ru" fo:country="RU" style:letter-kerning="false" style:font-name-asian="Calibri1" style:font-size-asian="11pt" style:language-asian="en" style:country-asian="US" style:font-name-complex="F" style:font-size-complex="11pt" style:language-complex="ar" style:country-complex="SA"/>
    </style:style>
    <style:style style:name="P23" style:family="paragraph" style:parent-style-name="Standard">
      <style:paragraph-properties fo:margin-top="0cm" fo:margin-bottom="0cm" style:contextual-spacing="false" fo:line-height="100%" fo:text-align="justify" style:justify-single-word="false" fo:orphans="2" fo:widows="2" fo:text-indent="1.249cm" style:auto-text-indent="false"/>
      <style:text-properties style:font-name="Calibri" fo:font-size="11pt" fo:language="ru" fo:country="RU" style:letter-kerning="false" style:font-name-asian="Calibri1" style:font-size-asian="11pt" style:language-asian="en" style:country-asian="US" style:font-name-complex="F" style:font-size-complex="11pt" style:language-complex="ar" style:country-complex="SA"/>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fo:font-weight="bold" officeooo:rsid="00023df1" style:font-size-asian="12pt" style:font-weight-asian="bold" style:font-name-complex="Times New Roman1" style:font-size-complex="12pt"/>
    </style:style>
    <style:style style:name="T3" style:family="text">
      <style:text-properties style:font-name="Times New Roman" fo:font-size="12pt" fo:language="en" fo:country="US" fo:font-weight="bold" style:font-size-asian="12pt" style:font-weight-asian="bold" style:font-name-complex="Times New Roman1" style:font-size-complex="12pt"/>
    </style:style>
    <style:style style:name="T4" style:family="text">
      <style:text-properties style:font-name="Times New Roman" fo:font-size="12pt" fo:language="en" fo:country="US" style:font-size-asian="12pt" style:font-name-complex="Times New Roman1" style:font-size-complex="12pt"/>
    </style:style>
    <style:style style:name="T5" style:family="text">
      <style:text-properties style:font-name="Times New Roman" fo:font-size="12pt" fo:language="en" fo:country="US" style:font-size-asian="12pt" style:font-name-complex="Times New Roman1" style:font-size-complex="12pt" fo:background-color="#00ff00"/>
    </style:style>
    <style:style style:name="T6" style:family="text">
      <style:text-properties style:font-name="Times New Roman" fo:font-size="12pt" fo:language="en" fo:country="US" style:font-size-asian="12pt" style:font-name-complex="Times New Roman1" style:font-size-complex="12pt" fo:background-color="#ffff00"/>
    </style:style>
    <style:style style:name="T7" style:family="text">
      <style:text-properties style:font-name="Times New Roman" fo:font-size="12pt" fo:language="en" fo:country="US" style:font-size-asian="12pt" style:font-name-complex="Times New Roman1" style:font-size-complex="12pt" fo:background-color="#00ffff"/>
    </style:style>
    <style:style style:name="T8" style:family="text">
      <style:text-properties style:font-name="Times New Roman" fo:font-size="12pt" fo:language="en" fo:country="US" fo:font-style="italic" style:font-size-asian="12pt" style:font-style-asian="italic" style:font-name-complex="Times New Roman1" style:font-size-complex="12pt"/>
    </style:style>
    <style:style style:name="T9" style:family="text">
      <style:text-properties style:font-name="Times New Roman" fo:font-size="12pt" fo:language="en" fo:country="US" fo:font-style="italic" fo:font-weight="bold" style:font-size-asian="12pt" style:font-style-asian="italic" style:font-weight-asian="bold" style:font-name-complex="Times New Roman1" style:font-size-complex="12pt"/>
    </style:style>
    <style:style style:name="T10" style:family="text">
      <style:text-properties style:font-name="Times New Roman" fo:font-size="12pt" style:font-size-asian="12pt" style:font-name-complex="Times New Roman1" style:font-size-complex="12pt"/>
    </style:style>
    <style:style style:name="T11" style:family="text">
      <style:text-properties style:font-name="Times New Roman" fo:font-size="10pt" fo:language="en" fo:country="US" fo:font-weight="bold" style:font-size-asian="10pt" style:font-weight-asian="bold" style:font-name-complex="Times New Roman1" style:font-size-complex="10pt"/>
    </style:style>
    <style:style style:name="T12" style:family="text">
      <style:text-properties style:font-name="Times New Roman" fo:font-size="10pt" fo:language="en" fo:country="US" style:font-size-asian="10pt" style:font-name-complex="Times New Roman1" style:font-size-complex="10pt"/>
    </style:style>
    <style:style style:name="T13" style:family="text">
      <style:text-properties style:font-name="Times New Roman" fo:font-size="14pt" fo:language="en" fo:country="US" style:font-size-asian="14pt" style:font-name-complex="Times New Roman1" style:font-size-complex="14pt"/>
    </style:style>
    <style:style style:name="T14" style:family="text">
      <style:text-properties style:font-name="Times New Roman" fo:font-size="14pt" fo:language="en" fo:country="US" fo:font-style="italic" style:font-size-asian="14pt" style:font-style-asian="italic" style:font-name-complex="Times New Roman1" style:font-size-complex="14pt"/>
    </style:style>
    <style:style style:name="T15" style:family="text">
      <style:text-properties style:font-name="Times New Roman" fo:font-size="14pt" style:font-size-asian="14pt" style:font-name-complex="Times New Roman1" style:font-size-complex="14pt"/>
    </style:style>
    <style:style style:name="T16" style:family="text">
      <style:text-properties style:font-name="Times New Roman" fo:font-size="9pt" fo:language="en" fo:country="US" style:font-size-asian="9pt" style:font-name-complex="Times New Roman1" style:font-size-complex="9pt"/>
    </style:style>
    <style:style style:name="T17" style:family="text">
      <style:text-properties fo:color="#ff0000" loext:opacity="100%" style:font-name="Times New Roman" fo:font-size="12pt" fo:font-weight="bold" style:font-size-asian="12pt" style:font-weight-asian="bold" style:font-name-complex="Times New Roman1" style:font-size-complex="12pt"/>
    </style:style>
    <style:style style:name="T18" style:family="text">
      <style:text-properties fo:color="#ff0000" loext:opacity="100%" style:font-name="Times New Roman" fo:font-size="12pt" fo:language="en" fo:country="US" fo:font-weight="bold" style:font-size-asian="12pt" style:font-weight-asian="bold" style:font-name-complex="Times New Roman1" style:font-size-complex="12pt"/>
    </style:style>
    <style:style style:name="T19" style:family="text">
      <style:text-properties fo:color="#f79646" loext:opacity="100%" style:font-name="Times New Roman" fo:font-size="12pt" fo:language="en" fo:country="US" style:font-size-asian="12pt" style:font-name-complex="Times New Roman1" style:font-size-complex="12pt">
        <loext:char-complex-color loext:theme-type="accent6" loext:color-type="theme"/>
      </style:text-properties>
    </style:style>
    <style:style style:name="T20" style:family="text">
      <style:text-properties fo:color="#4bacc6" loext:opacity="100%" style:font-name="Times New Roman" fo:font-size="12pt" fo:language="en" fo:country="US" style:font-size-asian="12pt" style:font-name-complex="Times New Roman1" style:font-size-complex="12pt">
        <loext:char-complex-color loext:theme-type="accent5" loext:color-type="theme"/>
      </style:text-properties>
    </style:style>
    <style:style style:name="T21" style:family="text">
      <style:text-properties style:text-position="super 58%" style:font-name="Times New Roman" fo:font-size="10pt" fo:language="en" fo:country="US" style:font-size-asian="10pt" style:font-name-complex="Times New Roman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loext:marker-style-name="T1"><text:span text:style-name="T1">Весна</text:span><text:span text:style-name="T3"> 2023-2024</text:span></text:p>
      <text:p text:style-name="P11" loext:marker-style-name="T1"><text:span text:style-name="T2">Кладковой Максим</text:span><text:span text:style-name="T1">, 5130904/3000</text:span><text:span text:style-name="T2">5</text:span></text:p>
      <text:p text:style-name="P11" loext:marker-style-name="T18"><text:span text:style-name="T17">Базовый</text:span><text:span text:style-name="T18"> </text:span><text:span text:style-name="T17">уровень</text:span></text:p>
      <text:p text:style-name="P12" loext:marker-style-name="T4"><text:span text:style-name="T4">Monologue on </text:span><text:span text:style-name="T8">DESIGN</text:span></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 loext:marker-style-name="T8"><text:span text:style-name="T9">You are going to give a talk about DESIGN.</text:span><text:span text:style-name="T9"/></text:p>
          </table:table-cell>
          <table:table-cell table:style-name="Таблица1.A1" office:value-type="string">
            <text:p text:style-name="P2" loext:marker-style-name="T10"><text:span text:style-name="T4">The text of the monologue</text:span><text:span text:style-name="T4"/></text:p>
            <text:p text:style-name="P5" loext:marker-style-name="T10"/>
          </table:table-cell>
          <table:table-cell table:style-name="Таблица1.A1" office:value-type="string">
            <text:p text:style-name="P2" loext:marker-style-name="T4"><text:span text:style-name="T4">Vocabulary, Grammar Structures,</text:span><text:span text:style-name="T4"/></text:p>
            <text:p text:style-name="P2" loext:marker-style-name="T4"><text:span text:style-name="T4">Linking Words and Phrases</text:span><text:span text:style-name="T4"/></text:p>
          </table:table-cell>
        </table:table-row>
        <table:table-row table:style-name="Таблица1.2">
          <table:table-cell table:style-name="Таблица1.A1" office:value-type="string">
            <text:p text:style-name="P1" loext:marker-style-name="T11"><text:span text:style-name="T11">Step 1. Introduction</text:span><text:span text:style-name="T11"/></text:p>
            <text:p text:style-name="P3" loext:marker-style-name="T12"><text:span text:style-name="T12">1. Start with a hook sentence that will attract the listener’s attention(a quote, a proverb, etc.).</text:span><text:span text:style-name="T12"/></text:p>
            <text:p text:style-name="P3" loext:marker-style-name="T12"><text:span text:style-name="T12">2. Lead your speech steadily to the main part of your talk.</text:span><text:span text:style-name="T12"/></text:p>
            <text:p text:style-name="P3" loext:marker-style-name="T12"><text:span text:style-name="T12">3. The introduction may consist of 3-6 sentences.</text:span><text:span text:style-name="T12"/></text:p>
          </table:table-cell>
          <table:table-cell table:style-name="Таблица1.A1" office:value-type="string">
            <text:p text:style-name="P4" loext:marker-style-name="T4"><text:span text:style-name="T5">It is widely known that</text:span><text:span text:style-name="T4"> the appearance of the product, its ergonomics, convenience greatly affects whether people will buy it or not. That's why companies have always tried their best to make the perfect product. Eventually, this desire led to the creation of new art. In this monologue we will talk about design.</text:span></text:p>
            <text:p text:style-name="P6" loext:marker-style-name="T4"/>
          </table:table-cell>
          <table:table-cell table:style-name="Таблица1.A1" office:value-type="string">
            <text:p text:style-name="P1" loext:marker-style-name="T4"><text:span text:style-name="T5">It is widely known that</text:span><text:span text:style-name="T5"/></text:p>
          </table:table-cell>
        </table:table-row>
        <table:table-row table:style-name="Таблица1.1">
          <table:table-cell table:style-name="Таблица1.A1" office:value-type="string">
            <text:p text:style-name="P1" loext:marker-style-name="T11"><text:span text:style-name="T11">Step 2. Design is Everywhere</text:span><text:span text:style-name="T11"/></text:p>
            <text:p text:style-name="P3" loext:marker-style-name="T12"><text:span text:style-name="T12">2.1 What is design? What do designers do? What are essential elements of a good design?</text:span><text:span text:style-name="T12"/></text:p>
            <text:p text:style-name="P8" loext:marker-style-name="T12"/>
            <text:p text:style-name="P3" loext:marker-style-name="T12"><text:span text:style-name="T12">2.2 Describe the design of any object you like (a laptop, a PC, a phone, a car, a coffee machine, etc.). Speak about its shape, colour, materials, size, special/unique features. </text:span><text:span text:style-name="T12"/></text:p>
            <text:p text:style-name="P8" loext:marker-style-name="T12"/>
          </table:table-cell>
          <table:table-cell table:style-name="Таблица1.A1" office:value-type="string">
            <text:p text:style-name="P4" loext:marker-style-name="T4"><text:span text:style-name="T5">In fact</text:span><text:span text:style-name="T4">, a large number of people </text:span><text:span text:style-name="T6">have misconceptions about design</text:span><text:span text:style-name="T4">. When an ordinary person hears the word design, he immediately thinks that it is only about appearance. </text:span><text:span text:style-name="T5">However</text:span><text:span text:style-name="T4">, design is the totality of what engineers, scientists, stylists, manufacturers do. One time, especially during the war, </text:span><text:span text:style-name="T7">little time was given to the design of things</text:span><text:span text:style-name="T4">. Things were </text:span><text:span text:style-name="T5">such as</text:span><text:span text:style-name="T19"> </text:span><text:span text:style-name="T4">to </text:span><text:span text:style-name="T6">fulfil a user’s need</text:span><text:span text:style-name="T4">. Now everything exists in order to morally add value people's lives. Nowadays, a designer is someone who combines all the knowledge about a good product and </text:span><text:span text:style-name="T6">turns an idea into something desired</text:span><text:span text:style-name="T4"> by people. The main element of good design is freedom of creativity and thought, so modern designers </text:span><text:span text:style-name="T6">have a lot of freedom</text:span><text:span text:style-name="T4">. </text:span></text:p>
            <text:p text:style-name="P4" loext:marker-style-name="T4"><text:span text:style-name="T4">The basics of the designs </text:span><text:span text:style-name="T6">are aimed at</text:span><text:span text:style-name="T4"> </text:span><text:span text:style-name="T7">pleasing the eye of the buyer</text:span><text:span text:style-name="T4">.</text:span><text:span text:style-name="T19"> </text:span><text:span text:style-name="T5">For example</text:span><text:span text:style-name="T4">, I can mention my laptop.</text:span><text:span text:style-name="T20"> </text:span><text:span text:style-name="T7">It is made of very strong steel</text:span><text:span text:style-name="T4"> that can survive deformation. The laptop has an elegant, but at the same time minimalistic design. It is also very modern and innovative. In general, it is </text:span><text:span text:style-name="T6">excellent value for your money</text:span><text:span text:style-name="T4">. </text:span></text:p>
            <text:p text:style-name="P7" loext:marker-style-name="T4"/>
          </table:table-cell>
          <table:table-cell table:style-name="Таблица1.A1" office:value-type="string">
            <text:p text:style-name="P1" loext:marker-style-name="T4"><text:span text:style-name="T5">In fact</text:span><text:span text:style-name="T5"/></text:p>
            <text:p text:style-name="P1" loext:marker-style-name="T4"><text:span text:style-name="T6">have misconceptions about design</text:span><text:span text:style-name="T6"/></text:p>
            <text:p text:style-name="P1" loext:marker-style-name="T4"><text:span text:style-name="T5">However</text:span><text:span text:style-name="T5"/></text:p>
            <text:p text:style-name="P1" loext:marker-style-name="T4"><text:span text:style-name="T7">little time was given to the design of things</text:span><text:span text:style-name="T7"/></text:p>
            <text:p text:style-name="P1" loext:marker-style-name="T4"><text:span text:style-name="T5">such as</text:span><text:span text:style-name="T5"/></text:p>
            <text:p text:style-name="P1" loext:marker-style-name="T4"><text:span text:style-name="T6">fulfil a user’s need</text:span><text:span text:style-name="T4">;</text:span></text:p>
            <text:p text:style-name="P1" loext:marker-style-name="T4"><text:span text:style-name="T6">turns an idea into something desired</text:span><text:span text:style-name="T4">;</text:span></text:p>
            <text:p text:style-name="P1" loext:marker-style-name="T4"><text:span text:style-name="T6">have a lot of freedom</text:span><text:span text:style-name="T4">;</text:span></text:p>
            <text:p text:style-name="P1" loext:marker-style-name="T4"><text:span text:style-name="T6">are aimed at</text:span><text:span text:style-name="T6"/></text:p>
            <text:p text:style-name="P1" loext:marker-style-name="T4"><text:span text:style-name="T7">pleasing the eye of the buyer</text:span><text:span text:style-name="T7"/></text:p>
            <text:p text:style-name="P1" loext:marker-style-name="T4"><text:span text:style-name="T5">For example</text:span><text:span text:style-name="T5"/></text:p>
            <text:p text:style-name="P1" loext:marker-style-name="T4"><text:span text:style-name="T7">It is made of very strong steel</text:span><text:span text:style-name="T7"/></text:p>
            <text:p text:style-name="P1" loext:marker-style-name="T4"><text:span text:style-name="T6">excellent value for your money</text:span><text:span text:style-name="T4">;</text:span></text:p>
          </table:table-cell>
        </table:table-row>
        <table:table-row table:style-name="Таблица1.4">
          <table:table-cell table:style-name="Таблица1.A1" office:value-type="string">
            <text:p text:style-name="P1" loext:marker-style-name="T11"><text:span text:style-name="T11">Step 3. Design through the Ages</text:span><text:span text:style-name="T11"/></text:p>
            <text:p text:style-name="P3" loext:marker-style-name="T12"><text:span text:style-name="T12">3.1 Speak about the main ideas, which influenced design at different times (in the 20</text:span><text:span text:style-name="T21">th</text:span><text:span text:style-name="T12"> century, at the beginning of the 21</text:span><text:span text:style-name="T21">st</text:span><text:span text:style-name="T12"> century).</text:span></text:p>
            <text:p text:style-name="P8" loext:marker-style-name="T12"/>
            <text:p text:style-name="P3" loext:marker-style-name="T12"><text:span text:style-name="T12">3.2 Which design period is the most exciting/interesting for you? Why?</text:span><text:span text:style-name="T12"/></text:p>
            <text:p text:style-name="P9" loext:marker-style-name="T13"/>
          </table:table-cell>
          <table:table-cell table:style-name="Таблица1.A1" office:value-type="string">
            <text:p text:style-name="P4" loext:marker-style-name="T4"><text:span text:style-name="T4">As already mentioned, the design has a long history, but it has got the greatest development from the 20th century to the present day. The end of the 20th century was a century of optimism. At that time, advertising began to play a strong role, manufacturers realized the full power of youth and began to develop products aimed at young people and children. It was </text:span><text:span text:style-name="T6">a time of short-lived products</text:span><text:span text:style-name="T4"> and consumer society. </text:span><text:span text:style-name="T7">There are new materials, </text:span><text:soft-page-break/><text:span text:style-name="T7">forms and ideas for creating products</text:span><text:span text:style-name="T4">. </text:span><text:span text:style-name="T7">Then there were many unusual and futuristic designs</text:span><text:span text:style-name="T4">. Examples were silver foil dresses and plastic suits.</text:span></text:p>
            <text:p text:style-name="P4" loext:marker-style-name="T4"><text:span text:style-name="T4">In my opinion, the most interesting time of design is our time. </text:span><text:span text:style-name="T5">Firstly</text:span><text:span text:style-name="T4">, the modern world </text:span><text:span text:style-name="T6">is worried about damage to the environment</text:span><text:span text:style-name="T4">, which </text:span><text:span text:style-name="T7">can</text:span><text:span text:style-name="T4"> lead to disaster. </text:span><text:span text:style-name="T5">Therefore</text:span><text:span text:style-name="T4">, companies are trying to </text:span><text:span text:style-name="T6">develop electric cars</text:span><text:span text:style-name="T4"> and avoid </text:span><text:span text:style-name="T7">using</text:span><text:span text:style-name="T4"> oil. The market is also interested in </text:span><text:span text:style-name="T6">creating</text:span><text:span text:style-name="T4"> and using </text:span><text:span text:style-name="T6">energy saving products</text:span><text:span text:style-name="T4">.</text:span><text:span text:style-name="T19"> </text:span><text:span text:style-name="T5">Secondly</text:span><text:span text:style-name="T4">, I think the current trends in the appearance of the product are the best because most products </text:span><text:span text:style-name="T6">have an ergonomic design</text:span><text:span text:style-name="T4">. </text:span><text:span text:style-name="T5">Also</text:span><text:span text:style-name="T4">, manufacturers </text:span><text:span text:style-name="T6">use aerodynamics when designing cars</text:span><text:span text:style-name="T4"> and </text:span><text:span text:style-name="T6">giving products smooth and curved shapes</text:span><text:span text:style-name="T4">. </text:span></text:p>
          </table:table-cell>
          <table:table-cell table:style-name="Таблица1.A1" office:value-type="string">
            <text:p text:style-name="P1" loext:marker-style-name="T4"><text:span text:style-name="T6">a time of short-lived products</text:span><text:span text:style-name="T6"/></text:p>
            <text:p text:style-name="P1" loext:marker-style-name="T4"><text:span text:style-name="T7">There are new materials, forms and ideas for creating products</text:span><text:span text:style-name="T4">;</text:span></text:p>
            <text:p text:style-name="P1" loext:marker-style-name="T4"><text:span text:style-name="T7">Then there were many unusual and futuristic designs</text:span><text:span text:style-name="T7"/></text:p>
            <text:p text:style-name="P1" loext:marker-style-name="T4"><text:span text:style-name="T5">Firstly</text:span><text:span text:style-name="T5"/></text:p>
            <text:p text:style-name="P1" loext:marker-style-name="T4"><text:soft-page-break/><text:span text:style-name="T6">is worried about damage to the environment</text:span><text:span text:style-name="T6"/></text:p>
            <text:p text:style-name="P1" loext:marker-style-name="T4"><text:span text:style-name="T7">can</text:span><text:span text:style-name="T7"/></text:p>
            <text:p text:style-name="P1" loext:marker-style-name="T4"><text:span text:style-name="T5">Therefore</text:span><text:span text:style-name="T5"/></text:p>
            <text:p text:style-name="P1" loext:marker-style-name="T4"><text:span text:style-name="T6">develop electric cars</text:span><text:span text:style-name="T6"/></text:p>
            <text:p text:style-name="P1" loext:marker-style-name="T4"><text:span text:style-name="T7">using</text:span><text:span text:style-name="T7"/></text:p>
            <text:p text:style-name="P1" loext:marker-style-name="T4"><text:span text:style-name="T6">creating energy saving products</text:span><text:span text:style-name="T6"/></text:p>
            <text:p text:style-name="P1" loext:marker-style-name="T4"><text:span text:style-name="T5">Secondly</text:span><text:span text:style-name="T5"/></text:p>
            <text:p text:style-name="P1" loext:marker-style-name="T4"><text:span text:style-name="T6">have an ergonomic design</text:span><text:span text:style-name="T6"/></text:p>
            <text:p text:style-name="P1" loext:marker-style-name="T4"><text:span text:style-name="T5">Also</text:span><text:span text:style-name="T5"/></text:p>
            <text:p text:style-name="P1" loext:marker-style-name="T4"><text:span text:style-name="T6">use aerodynamics when designing cars</text:span><text:span text:style-name="T4">;</text:span></text:p>
            <text:p text:style-name="P1" loext:marker-style-name="T4"><text:span text:style-name="T6">giving products smooth and curved shapes</text:span><text:span text:style-name="T6"/></text:p>
          </table:table-cell>
        </table:table-row>
        <table:table-row table:style-name="Таблица1.5">
          <table:table-cell table:style-name="Таблица1.A1" office:value-type="string">
            <text:p text:style-name="P1" loext:marker-style-name="T11"><text:span text:style-name="T11">Step 4. CREATIVE THINKING</text:span><text:span text:style-name="T11"/></text:p>
            <text:p text:style-name="P3" loext:marker-style-name="T12"><text:span text:style-name="T12">Introduce your own extra idea(s) on the topicthat hasn’t/haven’t been mentioned before. Justify your choice.</text:span><text:span text:style-name="T12"/></text:p>
            <text:p text:style-name="P10" loext:marker-style-name="T13"/>
          </table:table-cell>
          <table:table-cell table:style-name="Таблица1.A1" office:value-type="string">
            <text:p text:style-name="P1" loext:marker-style-name="T4"><text:span text:style-name="T5">As an illustration</text:span><text:span text:style-name="T4">, today design is often made for mass consumption, which leads to a lack of uniqueness and individuality. Now the main thing in design is quantity, not quality, which is why products lose their originality and character. It's time to shift the focus from mass production </text:span><text:span text:style-name="T6">to following creative feelings</text:span><text:span text:style-name="T4"> and </text:span><text:span text:style-name="T6">focus on product durability</text:span><text:span text:style-name="T4">. As consumers, we can demand more thoughtful and ethical design approaches that value durability and uniqueness, and </text:span><text:span text:style-name="T6">efficiency needs to increase</text:span><text:span text:style-name="T4">. Taking a more conscious approach to design will </text:span><text:span text:style-name="T6">add value to people's lives</text:span><text:span text:style-name="T4">. Let's challenge the established order, and we will value creativity and authenticity more than </text:span><text:span text:style-name="T6">appealing someone</text:span><text:span text:style-name="T4"> with thoughtless advertising and a product.</text:span></text:p>
            <text:p text:style-name="P7" loext:marker-style-name="T4"/>
          </table:table-cell>
          <table:table-cell table:style-name="Таблица1.A1" office:value-type="string">
            <text:p text:style-name="P1" loext:marker-style-name="T4"><text:span text:style-name="T5">As an illustration</text:span><text:span text:style-name="T5"/></text:p>
            <text:p text:style-name="P1" loext:marker-style-name="T4"><text:span text:style-name="T6">to following creative feelings</text:span><text:span text:style-name="T4">;</text:span></text:p>
            <text:p text:style-name="P1" loext:marker-style-name="T4"><text:span text:style-name="T6">focus on product durability</text:span><text:span text:style-name="T4">;</text:span></text:p>
            <text:p text:style-name="P1" loext:marker-style-name="T4"><text:span text:style-name="T6">efficiency needs to increase</text:span><text:span text:style-name="T4">;</text:span></text:p>
            <text:p text:style-name="P1" loext:marker-style-name="T4"><text:span text:style-name="T6">add value to people's lives</text:span><text:span text:style-name="T4">;</text:span></text:p>
            <text:p text:style-name="P1" loext:marker-style-name="T4"><text:span text:style-name="T6">appealing someone</text:span><text:span text:style-name="T6"/></text:p>
          </table:table-cell>
        </table:table-row>
        <table:table-row table:style-name="Таблица1.6">
          <table:table-cell table:style-name="Таблица1.A1" office:value-type="string">
            <text:p text:style-name="P1" loext:marker-style-name="T11"><text:span text:style-name="T11">Step 5. Conclusion</text:span><text:span text:style-name="T11"/></text:p>
            <text:p text:style-name="P1" loext:marker-style-name="T11"><text:span text:style-name="T12">Summarise the ideas of steps 2,3,4. </text:span><text:span text:style-name="T11"/></text:p>
          </table:table-cell>
          <table:table-cell table:style-name="Таблица1.A1" office:value-type="string">
            <text:p text:style-name="P1" loext:marker-style-name="T4"><text:span text:style-name="T5">In conclusion</text:span><text:span text:style-name="T4">, I want to say that design has become an integral part of our lives. Design can be found in everything that surrounds us. He has become a part of our culture and history.</text:span></text:p>
          </table:table-cell>
          <table:table-cell table:style-name="Таблица1.A1" office:value-type="string">
            <text:p text:style-name="P1" loext:marker-style-name="T4"><text:span text:style-name="T5">In conclusion</text:span><text:span text:style-name="T5"/></text:p>
          </table:table-cell>
        </table:table-row>
      </table:table>
      <text:p text:style-name="P19" loext:marker-style-name="T16"/>
      <text:p text:style-name="Standard" loext:marker-style-name="T14"><text:span text:style-name="T13">Active Vocabulary: 18, Grammar Structures: &gt; 4, Linkers: 11. Total: 5</text:span><text:span text:style-name="T15">66</text:span><text:span text:style-name="T13"> words.</text:span></text:p>
      <text:p text:style-name="P19" loext:marker-style-name="T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loext:linked-style-name="Заголовок_20_1_20_Знак"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ru" style:country-asian="RU" style:font-weight-asian="bold" style:font-name-complex="Times New Roman1" style:font-family-complex="'Times New Roman'"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353cm" style:contextual-spacing="tru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Balloon_20_Text" style:display-name="Balloon Text" style:family="paragraph" style:parent-style-name="Standard" loext:linked-style-name="Текст_20_выноски_20_Знак">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_20__28_WW_29_" style:display-name="Default Paragraph Font (WW)" style:family="text"/>
    <style:style style:name="Заголовок_20_1_20_Знак" style:display-name="Заголовок 1 Знак" style:family="text" style:parent-style-name="Default_20_Paragraph_20_Font_20__28_WW_29_">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ru" style:country-asian="RU" style:font-weight-asian="bold" style:font-name-complex="Times New Roman1" style:font-family-complex="'Times New Roman'" style:font-family-generic-complex="system" style:font-pitch-complex="variable" style:font-size-complex="24pt" style:font-weight-complex="bold"/>
    </style:style>
    <style:style style:name="Текст_20_выноски_20_Знак" style:display-name="Текст выноски Знак" style:family="text" style:parent-style-name="Default_20_Paragraph_20_Font_20__28_WW_29_"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1.27cm" fo:margin-bottom="1.27cm" fo:margin-left="2.501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cer</meta:initial-creator>
    <meta:editing-cycles>5</meta:editing-cycles>
    <meta:print-date>2024-05-05T17:25:37.924809363</meta:print-date>
    <meta:creation-date>2024-05-03T19:59:00</meta:creation-date>
    <dc:date>2024-05-05T17:25:56.322310101</dc:date>
    <meta:editing-duration>PT51M18S</meta:editing-duration>
    <meta:generator>LibreOffice/7.6.6.3$Linux_X86_64 LibreOffice_project/60$Build-3</meta:generator>
    <meta:printed-by>Файлы PDF</meta:printed-by>
    <meta:document-statistic meta:table-count="1" meta:image-count="0" meta:object-count="0" meta:page-count="2" meta:paragraph-count="66" meta:word-count="910" meta:character-count="5480" meta:non-whitespace-character-count="4631"/>
    <meta:user-defined meta:name="AppVersion">16.0000</meta:user-defined>
    <meta:user-defined meta:name="Company">Hewlett-Packard</meta:user-defined>
    <meta:template xlink:type="simple" xlink:actuate="onRequest" xlink:title="Normal.dotm" xlink:href=""/>
  </office:meta>
</office:document-meta>
</file>